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145" officeooo:paragraph-rsid="00196145"/>
    </style:style>
    <style:style style:name="P2" style:family="paragraph" style:parent-style-name="Standard">
      <style:text-properties officeooo:rsid="00198f55" officeooo:paragraph-rsid="00198f55"/>
    </style:style>
    <style:style style:name="P3" style:family="paragraph" style:parent-style-name="Standard">
      <style:text-properties officeooo:rsid="001b11a7" officeooo:paragraph-rsid="001b11a7"/>
    </style:style>
    <style:style style:name="P4" style:family="paragraph" style:parent-style-name="Standard">
      <style:text-properties officeooo:paragraph-rsid="001b11a7"/>
    </style:style>
    <style:style style:name="P5" style:family="paragraph" style:parent-style-name="Standard">
      <style:text-properties officeooo:paragraph-rsid="001b7946"/>
    </style:style>
    <style:style style:name="P6" style:family="paragraph" style:parent-style-name="Standard">
      <style:text-properties officeooo:rsid="001b7946" officeooo:paragraph-rsid="001b7946"/>
    </style:style>
    <style:style style:name="T1" style:family="text">
      <style:text-properties officeooo:rsid="001b11a7"/>
    </style:style>
    <style:style style:name="T2" style:family="text">
      <style:text-properties fo:color="#1f497d"/>
    </style:style>
    <style:style style:name="T3" style:family="text">
      <style:text-properties fo:color="#1f497d" style:font-name="calibri" fo:font-size="11pt" fo:font-weight="bold"/>
    </style:style>
    <style:style style:name="T4" style:family="text">
      <style:text-properties fo:color="#1f497d" style:font-name="calibri" fo:font-size="11pt" fo:font-weight="bold" officeooo:rsid="001b11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l interview Questions :</text:p>
      <text:p text:style-name="P1"/>
      <text:p text:style-name="P2">C Questions :</text:p>
      <text:p text:style-name="P2">1. preprocessor directives .</text:p>
      <text:p text:style-name="P3">2. why we using #define to define a constant . rather than by using keyword..i.e like int a =10;</text:p>
      <text:p text:style-name="P3">3. To toggle a particular bit and set a bit and clear bit.</text:p>
      <text:p text:style-name="P3">4. to check number is multiplies of 4 or not.without using % operator.</text:p>
      <text:p text:style-name="P3">5. To check meachine is little endian or big endian..?</text:p>
      <text:p text:style-name="P3">6. reverse string without any arthimatic operation and tmp variable , loops also...?</text:p>
      <text:p text:style-name="P3">7. To insert element in particular position in array.</text:p>
      <text:p text:style-name="P3">8. diference b/w structure and union...and real time appilications..with respect to memory.</text:p>
      <text:p text:style-name="P3">9. malloc operations(failed conditions).</text:p>
      <text:p text:style-name="P3">10. bitfilelds</text:p>
      <text:p text:style-name="P3">11.selfreferential structure...what is use of selfreferential structure...?</text:p>
      <text:p text:style-name="P3">12. static functions and static variables...inclideing characterstics...?</text:p>
      <text:p text:style-name="P4"><text:span text:style-name="T1">13. </text:span><text:span text:style-name="T3"><text:s/>In case of volatile, how the compiler takes the data every time from </text:span><text:span text:style-name="T4">14.</text:span><text:span text:style-name="T3">memory, not from the cache</text:span></text:p>
      <text:p text:style-name="P3"/>
      <text:p text:style-name="P3">D.S :</text:p>
      <text:p text:style-name="P3">1. insert a node at partcular position in single linked list...</text:p>
      <text:p text:style-name="P3"/>
      <text:p text:style-name="P3">Linux :</text:p>
      <text:p text:style-name="P3"/>
      <text:p text:style-name="P3">1.difference b/w fork and vfork.</text:p>
      <text:p text:style-name="P3">2.copy on write(COW).</text:p>
      <text:p text:style-name="P3">3.interrupts handling in o.s...how interupt handled by os..?</text:p>
      <text:p text:style-name="P3">4.dif b/w semaphore and mutex...real time applications...?</text:p>
      <text:p text:style-name="P3">5.spin locks ..brifely</text:p>
      <text:p text:style-name="P3">6.memory barries.</text:p>
      <text:p text:style-name="P3">7.mmap system call working.</text:p>
      <text:p text:style-name="P3">8. process states.</text:p>
      <text:p text:style-name="P3">Device Drivers :</text:p>
      <text:p text:style-name="P3"/>
      <text:p text:style-name="P3">1. any driver in linux</text:p>
      <text:p text:style-name="P3">2. how driver interact with H/w....explaination</text:p>
      <text:p text:style-name="P3">3.driver architecture..?</text:p>
      <text:p text:style-name="P3"/>
      <text:p text:style-name="P3">Digital Electronics:</text:p>
      <text:p text:style-name="P3"/>
      <text:p text:style-name="P3">1.what is active low signal.</text:p>
      <text:p text:style-name="P3">2.discussion on logic gates(AND ,OR ,NOT,XOR,XNOR);</text:p>
      <text:p text:style-name="P3">3.discussion on MUX.</text:p>
      <text:p text:style-name="P3">4.power gateing and Edge gating...?</text:p>
      <text:p text:style-name="P3">5.what is PLL and PLC...?</text:p>
      <text:p text:style-name="P3">6.what is pipeling</text:p>
      <text:p text:style-name="P3">7.tell me any processor ..?</text:p>
      <text:p text:style-name="P5"><text:span text:style-name="T1">8. memory hirarcy</text:span></text:p>
      <text:p text:style-name="P6">9.what is cache memory..why using cache memory</text:p>
      <text:p text:style-name="P6">10.cache ratio </text:p>
      <text:p text:style-name="P6">11. how cache memory interact with processor..?</text:p>
      <text:p text:style-name="P6">12.ARM ARCHITECTURE...?</text:p>
      <text:p text:style-name="P6"/>
      <text:p text:style-name="P6"><text:soft-page-break/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0:45:17.476209039</meta:creation-date>
    <dc:date>2017-09-20T11:56:50.153032926</dc:date>
    <meta:editing-duration>PT4M22S</meta:editing-duration>
    <meta:editing-cycles>1</meta:editing-cycles>
    <meta:document-statistic meta:table-count="0" meta:image-count="0" meta:object-count="0" meta:page-count="2" meta:paragraph-count="43" meta:word-count="260" meta:character-count="1690" meta:non-whitespace-character-count="1471"/>
    <meta:generator>LibreOffice/4.2.8.2$Linux_X86_64 LibreOffice_project/420m0$Build-2</meta:generator>
  </office:meta>
</office:document-meta>
</file>